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4144" officeooo:paragraph-rsid="00054144"/>
    </style:style>
    <style:style style:name="P2" style:family="paragraph" style:parent-style-name="Standard">
      <style:text-properties fo:font-size="18pt" officeooo:rsid="00054144" officeooo:paragraph-rsid="00054144" style:font-size-asian="18pt" style:font-size-complex="18pt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54144" officeooo:paragraph-rsid="00054144"/>
    </style:style>
    <style:style style:name="P4" style:family="paragraph" style:parent-style-name="Janilista" style:list-style-name="L1"/>
    <style:style style:name="T1" style:family="text">
      <style:text-properties officeooo:rsid="0005414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äyttöjärjestelmät, viikkotehtävät 2</text:p>
      <text:p text:style-name="P1">Jani Anttonen, 505933</text:p>
      <text:p text:style-name="P3"/>
      <text:p text:style-name="P3"/>
      <text:list xml:id="list784601436663559140" text:style-name="L1">
        <text:list-item>
          <text:list>
            <text:list-item>
              <text:list>
                <text:list-item>
                  <text:p text:style-name="P4"><text:span text:style-name="T1">Heittovaihto muistinhallinnassa tarkoittaa sitä, että muistissa toimii vain yksi prosessi kerrallaan, ja prosessia vaihdettaessa tallennetaan edellinen prosessi ROMiin kokonaisuudessaan. Menetelmä on raskas ja vanhanaikainen. </text:span></text:p>
                  <text:p text:style-name="P4">Virtuaalimuisti on menetelmä joka eroaa heittovaihdosta siten, että se lisää abstraktiokerroksen ROMin ja RAMin päälle. Virtuaalimuistin muistiosoitteet kuvautuvat joko levylle tai työmuistiin, joka mahdollistaa prosessin käyttävän kahta eri muistilaitetta samanaikaisesti.</text:p>
                </text:list-item>
                <text:list-item>
                  <text:p text:style-name="P4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Janilista" style:family="paragraph" style:parent-style-name="Standard" style:class="text">
      <style:paragraph-properties fo:line-height="150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3:18:56.955346000</meta:creation-date>
    <dc:date>2014-04-06T18:19:41.832330000</dc:date>
    <meta:editing-duration>PT5M9S</meta:editing-duration>
    <meta:editing-cycles>1</meta:editing-cycles>
    <meta:document-statistic meta:table-count="0" meta:image-count="0" meta:object-count="0" meta:page-count="1" meta:paragraph-count="5" meta:word-count="62" meta:character-count="560" meta:non-whitespace-character-count="560"/>
    <meta:generator>LibreOffice/4.2.2.1$MacOSX_X86_64 LibreOffice_project/3be8cda0bddd8e430d8cda1ebfd581265cca5a0f</meta:generator>
  </office:meta>
</office:document-meta>
</file>